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3.761cm" fo:min-width="15.576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5" draw:layer="layout" svg:width="15.875cm" svg:height="4.445cm" svg:x="1.702cm" svg:y="9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4.445cm" svg:x="1.606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</text:span><text:span text:style-name="T2">dynamics </text:span><text:span text:style-name="T2">of two-</text:span><text:span text:style-name="T2">phase </text:span><text:span text:style-name="T2">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651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605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821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605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873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3.176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605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651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605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821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605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821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605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605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721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635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605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651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821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605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821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605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605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605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643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821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4cm">
          <draw:text-box>
            <text:p><text:span text:style-name="T3">F</text:span><text:span text:style-name="T3">r</text:span><text:span text:style-name="T3">e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y</text:span></text:p>
          </draw:text-box>
        </draw:frame>
        <draw:path draw:style-name="gr5" draw:text-style-name="P8" draw:layer="layout" svg:width="0.571cm" svg:height="0.5cm" svg:x="2.241cm" svg:y="5.279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5.233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448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5.233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448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5.233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5.233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586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5.273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448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5.273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5.273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5.265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448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44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444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444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448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444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44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44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456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646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614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662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829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614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829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614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614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967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672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829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709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825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829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646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825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825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672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825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654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646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829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825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825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825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829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825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829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821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837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88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356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951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7.153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614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662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829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614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524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726cm" svg:y="8.063cm">
          <draw:text-box>
            <text:p><text:span text:style-name="T4">B</text:span><text:span text:style-name="T4">u</text:span><text:span text:style-name="T4">l</text:span><text:span text:style-name="T4">k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a</text:span><text:span text:style-name="T4">c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a</text:span><text:span text:style-name="T4">t</text:span><text:span text:style-name="T4">e</text:span><text:span text:style-name="T4"> </text:span><text:span text:style-name="T4">c</text:span><text:span text:style-name="T4">o</text:span><text:span text:style-name="T4">e</text:span><text:span text:style-name="T4">x</text:span><text:span text:style-name="T4">i</text:span><text:span text:style-name="T4">s</text:span><text:span text:style-name="T4">t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s</text:span><text:span text:style-name="T4">,</text:span><text:span text:style-name="T4">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 </text:span><text:span text:style-name="T4">w</text:span><text:span text:style-name="T4">e</text:span><text:span text:style-name="T4">l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(</text:span><text:span text:style-name="T4">E</text:span><text:span text:style-name="T4">g</text:span><text:span text:style-name="T4">.</text:span><text:span text:style-name="T4"> </text:span><text:span text:style-name="T4">V</text:span><text:span text:style-name="T4">a</text:span><text:span text:style-name="T4">n</text:span><text:span text:style-name="T4">d</text:span><text:span text:style-name="T4">e</text:span><text:span text:style-name="T4">r</text:span><text:span text:style-name="T4"> </text:span><text:span text:style-name="T4">W</text:span><text:span text:style-name="T4">a</text:span><text:span text:style-name="T4">a</text:span><text:span text:style-name="T4">l</text:span><text:span text:style-name="T4">,</text:span><text:span text:style-name="T4"> </text:span><text:span text:style-name="T4">C</text:span><text:span text:style-name="T4">a</text:span><text:span text:style-name="T4">r</text:span><text:span text:style-name="T4">n</text:span><text:span text:style-name="T4">a</text:span><text:span text:style-name="T4">h</text:span><text:span text:style-name="T4">a</text:span><text:span text:style-name="T4">n</text:span><text:span text:style-name="T4"> </text:span><text:span text:style-name="T4">S</text:span><text:span text:style-name="T4">t</text:span><text:span text:style-name="T4">a</text:span><text:span text:style-name="T4">r</text:span><text:span text:style-name="T4">;</text:span><text:span text:style-name="T4">o</text:span><text:span text:style-name="T4">m</text:span><text:span text:style-name="T4">g</text:span><text:span text:style-name="T4"> </text:span><text:span text:style-name="T4">e</text:span><text:span text:style-name="T4">t</text:span><text:span text:style-name="T4">c</text:span><text:span text:style-name="T4">.</text:span><text:span text:style-name="T4">,</text:span><text:span text:style-name="T4">)</text:span><text:span text:style-name="T4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85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183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8.255cm" svg:height="1.665cm" svg:x="2.435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758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394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292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781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169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485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6.071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267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585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929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361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815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159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43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754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9.114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398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6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944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178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805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174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557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2.01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37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95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682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4.052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427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817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669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305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2.028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454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658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3.152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836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261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609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813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16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1.90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16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8.032cm" svg:height="2.54cm" svg:x="0cm" svg:y="0cm" presentation:class="title" presentation:user-transformed="true">
          <draw:text-box>
            <text:p text:style-name="P2">Van der Waals Equation of State</text:p>
          </draw:text-box>
        </draw:frame>
        <draw:g>
          <svg:title>TexMaths</svg:title>
          <svg:desc>20§latex§$$ p = \frac{\rho \theta}{1 - \rho b} - a \rho^2$$§svg§600§TRUE§</svg:desc>
  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  <text:p/>
          </draw:path>
  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  <text:p/>
          </draw:path>
  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  <text:p/>
          </draw:path>
  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  <text:p/>
          </draw:path>
          <draw:path draw:style-name="gr5" draw:text-style-name="P8" draw:layer="layout" svg:width="1.872cm" svg:height="0.027cm" svg:x="3.302cm" svg:y="3.622cm" svg:viewBox="0 0 1873 28" svg:d="M0 0c624 0 1249 0 1873 0 0 9 0 19 0 28-624 0-1249 0-1873 0 0-9 0-19 0-28z">
            <text:p/>
          </draw:path>
  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  <text:p/>
          </draw:path>
  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  <text:p/>
          </draw:path>
  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  <text:p/>
          </draw:path>
  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  <text:p/>
          </draw:path>
  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  <text:p/>
          </draw:path>
        </draw:g>
        <draw:g>
          <svg:title>TexMaths</svg:title>
          <svg:desc>20§latex§$$ a \rightarrow \text{Molecular attraction Force} $$§svg§600§TRUE§</svg:desc>
  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  <text:p/>
          </draw:path>
  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  <text:p/>
          </draw:path>
  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  <text:p/>
          </draw:path>
  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  <text:p/>
          </draw:path>
  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  <text:p/>
          </draw:path>
  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  <text:p/>
          </draw:path>
  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  <text:p/>
          </draw:path>
  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  <text:p/>
          </draw:path>
  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  <text:p/>
          </draw:path>
  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  <text:p/>
          </draw:path>
  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  <text:p/>
          </draw:path>
  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  <text:p/>
          </draw:path>
  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  <text:p/>
          </draw:path>
  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  <text:p/>
          </draw:path>
  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  <text:p/>
          </draw:path>
  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  <text:p/>
          </draw:path>
  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  <text:p/>
          </draw:path>
  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  <text:p/>
          </draw:path>
  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  <text:p/>
          </draw:path>
  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  <text:p/>
          </draw:path>
  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  <text:p/>
          </draw:path>
  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  <text:p/>
          </draw:path>
  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  <text:p/>
          </draw:path>
  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  <text:p/>
          </draw:path>
        </draw:g>
        <draw:g>
          <svg:title>TexMaths</svg:title>
          <svg:desc>20§latex§b \rightarrow \text{Volumetric correction}§svg§600§TRUE§</svg:desc>
  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  <text:p/>
          </draw:path>
  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  <text:p/>
          </draw:path>
  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  <text:p/>
          </draw:path>
  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  <text:p/>
          </draw:path>
  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  <text:p/>
          </draw:path>
  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  <text:p/>
          </draw:path>
  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  <text:p/>
          </draw:path>
  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  <text:p/>
          </draw:path>
  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  <text:p/>
          </draw:path>
  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  <text:p/>
          </draw:path>
  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  <text:p/>
          </draw:path>
  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  <text:p/>
          </draw:path>
  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  <text:p/>
          </draw:path>
  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  <text:p/>
          </draw:path>
  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  <text:p/>
          </draw:path>
  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13.248cm" svg:y="3.807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0" draw:text-style-name="P3" draw:layer="layout" svg:width="2.748cm" svg:height="0.958cm" svg:x="8.682cm" svg:y="3.326cm">
          <draw:text-box>
            <text:p><text:span text:style-name="T4">Where, 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028cm" svg:y="7.215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5.493cm" svg:y="7.215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27 b \theta_c}{8}$$§svg§600§TRUE§</svg:desc>
  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  <text:p/>
          </draw:path>
  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  <text:p/>
          </draw:path>
  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  <text:p/>
          </draw:path>
  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  <text:p/>
          </draw:path>
  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  <text:p/>
          </draw:path>
  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  <text:p/>
          </draw:path>
  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  <text:p/>
          </draw:path>
  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  <text:p/>
          </draw:path>
  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  <text:p/>
          </draw:path>
        </draw:g>
        <draw:g>
          <svg:title>TexMaths</svg:title>
          <svg:desc>20§latex§$$ b = \frac{1}{3\rho_c} $$§svg§600§TRUE§</svg:desc>
  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  <text:p/>
          </draw:path>
  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  <text:p/>
          </draw:path>
  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  <text:p/>
          </draw:path>
          <draw:path draw:style-name="gr5" draw:text-style-name="P8" draw:layer="layout" svg:width="0.999cm" svg:height="0.027cm" svg:x="11.187cm" svg:y="9.207cm" svg:viewBox="0 0 1000 28" svg:d="M0 0c333 0 667 0 1000 0 0 9 0 19 0 28-333 0-667 0-1000 0 0-9 0-19 0-28z">
            <text:p/>
          </draw:path>
  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  <text:p/>
          </draw:path>
  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  <text:p/>
          </draw:path>
        </draw:g>
        <draw:frame draw:style-name="gr1" draw:text-style-name="P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3" draw:layer="layout" svg:width="0.635cm" svg:height="0.89cm" svg:x="9.264cm" svg:y="8.623cm">
          <draw:text-box>
            <text:p>;</text:p>
          </draw:text-box>
        </draw:frame>
        <draw:custom-shape draw:style-name="gr23" draw:text-style-name="P5" draw:layer="layout" svg:width="22.86cm" svg:height="4.445cm" svg:x="1.27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2.04cm" svg:y="11.57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626cm" svg:y="11.55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974cm" svg:y="11.44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18cm" svg:y="11.43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712cm" svg:y="11.8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471cm" svg:y="11.87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987cm" svg:y="11.74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351cm" svg:y="11.74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725cm" svg:y="11.44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223cm" svg:y="11.87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889cm" svg:y="11.74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261cm" svg:y="11.56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721cm" svg:y="11.57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913cm" svg:y="11.74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265cm" svg:y="11.74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675cm" svg:y="11.53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94cm" svg:y="11.59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444cm" svg:y="11.87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20.11cm" svg:y="11.74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484cm" svg:y="11.57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792cm" svg:y="11.53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43cm" svg:y="13.41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856cm" svg:y="13.21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202cm" svg:y="13.10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408cm" svg:y="13.09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94cm" svg:y="13.46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702cm" svg:y="13.53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224cm" svg:y="13.25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567cm" svg:y="13.41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933cm" svg:y="13.41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489cm" svg:y="13.53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163cm" svg:y="13.22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623cm" svg:y="13.23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815cm" svg:y="13.40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167cm" svg:y="13.40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577cm" svg:y="13.19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843cm" svg:y="13.25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347cm" svg:y="13.53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9.013cm" svg:y="13.41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387cm" svg:y="13.23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697cm" svg:y="13.19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20.125cm" svg:y="13.31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498cm" svg:y="12.93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874cm" svg:y="12.76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872cm" svg:y="13.53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934cm" svg:y="13.73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438cm" svg:y="14.01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2.104cm" svg:y="13.89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478cm" svg:y="13.71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862cm" svg:y="13.22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3" draw:layer="layout" svg:width="10.16cm" svg:height="1.529cm" svg:x="1.905cm" svg:y="11.363cm">
          <draw:text-box>
            <text:p>Non-Ideal Helmholtz Free Energy: </text:p>
          </draw:text-box>
        </draw:frame>
        <draw:frame draw:style-name="gr25" draw:text-style-name="P3" draw:layer="layout" svg:width="9.134cm" svg:height="0.89cm" svg:x="1.905cm" svg:y="13.08cm">
          <draw:text-box>
            <text:p>Non-Ideal Chemical Potential: 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26" draw:text-style-name="P5" draw:layer="layout" svg:width="21.59cm" svg:height="5.715cm" svg:x="1.809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" draw:text-style-name="P19" draw:layer="layout" svg:width="8.255cm" svg:height="0.958cm" svg:x="1.905cm" svg:y="3.175cm">
          <draw:text-box>
            <text:p text:style-name="P18"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28" draw:text-style-name="P19" draw:layer="layout" svg:width="21.59cm" svg:height="1.03cm" svg:x="1.905cm" svg:y="5.955cm">
          <draw:text-box>
            <text:p text:style-name="P18"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273cm" svg:y="8.871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737cm" svg:y="9.044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3.113cm" svg:y="8.916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391cm" svg:y="9.032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705cm" svg:y="9.036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983cm" svg:y="9.036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379cm" svg:y="9.032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725cm" svg:y="8.861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155cm" svg:y="8.871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55cm" svg:y="9.032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902cm" svg:y="9.036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182cm" svg:y="9.032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49cm" svg:y="9.032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7.04cm" svg:y="8.869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572cm" svg:y="9.032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888cm" svg:y="9.036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28cm" svg:y="9.032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556cm" svg:y="8.879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742cm" svg:y="8.916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996cm" svg:y="9.044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414cm" svg:y="9.044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872cm" svg:y="9.036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244cm" svg:y="8.841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592cm" svg:y="8.733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798cm" svg:y="8.717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226cm" svg:y="9.304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33cm" svg:y="9.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89cm" svg:y="9.1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607cm" svg:y="8.845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981cm" svg:y="9.236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373cm" svg:y="9.036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799cm" svg:y="8.841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145cm" svg:y="8.733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351cm" svg:y="8.717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327cm" svg:y="10.33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2.057cm" svg:y="10.09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433cm" svg:y="10.481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87cm" svg:y="10.066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3.096cm" svg:y="10.281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52cm" svg:y="10.086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868cm" svg:y="9.978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4.074cm" svg:y="9.962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524cm" svg:y="10.439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586cm" svg:y="10.403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268cm" svg:y="10.281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667cm" svg:y="10.114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251cm" svg:y="9.976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555cm" svg:y="10.281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937cm" svg:y="10.066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161cm" svg:y="11.8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891cm" svg:y="11.565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267cm" svg:y="11.957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763cm" svg:y="11.262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3.117cm" svg:y="11.284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517cm" svg:y="11.122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864cm" svg:y="11.014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4.07cm" svg:y="10.998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562cm" svg:y="11.18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238cm" svg:y="11.113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824cm" svg:y="11.122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17cm" svg:y="11.014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376cm" svg:y="10.998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141cm" svg:y="11.879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746cm" svg:y="12.239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784cm" svg:y="11.262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392cm" svg:y="11.879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8.076cm" svg:y="11.757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47cm" svg:y="11.565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845cm" svg:y="11.957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285cm" svg:y="11.541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521cm" svg:y="11.589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20.105cm" svg:y="11.451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409cm" svg:y="11.757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791cm" svg:y="11.541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5T13:15:43.157245620</dc:date>
    <meta:editing-duration>PT7H52M30S</meta:editing-duration>
    <meta:editing-cycles>65</meta:editing-cycles>
    <meta:document-statistic meta:object-count="968"/>
  </office:meta>
</office:document-meta>
</file>